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de" fo:country="DE"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language="de" fo:country="DE"/>
    </style:style>
    <style:style style:name="P3" style:family="paragraph" style:parent-style-name="Standard">
      <style:text-properties fo:language="de" fo:country="DE" style:text-underline-style="solid" style:text-underline-width="auto" style:text-underline-color="font-color" fo:font-weight="bold" style:font-weight-asian="bold" style:font-weight-complex="bold"/>
    </style:style>
    <style:style style:name="P4" style:family="paragraph" style:parent-style-name="Standard">
      <style:text-properties fo:language="de" fo:country="DE" style:text-underline-style="none" fo:font-weight="normal" style:font-weight-asian="normal" style:font-weight-complex="normal"/>
    </style:style>
    <style:style style:name="P5" style:family="paragraph" style:parent-style-name="Footnote">
      <style:text-properties fo:language="de" fo:country="DE"/>
    </style:style>
    <style:style style:name="P6" style:family="paragraph" style:parent-style-name="Standard">
      <style:text-properties fo:language="de" fo:country="DE"/>
    </style:style>
    <style:style style:name="P7" style:family="paragraph" style:parent-style-name="Standard" style:list-style-name="L1">
      <style:text-properties fo:language="de" fo:country="DE"/>
    </style:style>
    <style:style style:name="P8" style:family="paragraph" style:parent-style-name="Standard">
      <style:text-properties fo:language="de" fo:country="DE" style:text-underline-style="solid" style:text-underline-width="auto" style:text-underline-color="font-color" fo:font-weight="bold" style:font-weight-asian="bold" style:font-weight-complex="bold"/>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style:font-name="sans-seri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 study on the impact of synthetic facial training data on the performance of a deep convolutional neural network based face recognition algorithm</text:span> </text:p>
      <text:p text:style-name="P3"/>
      <text:p text:style-name="P3"/>
      <text:p text:style-name="P3">Abstract</text:p>
      <text:p text:style-name="P4">Die Bachelor-Arbeit zu genanntem Thema soll sich mit dem Gebiet der Gesichtserkennung beschäftigen. Konkreter geht um die Optimierung bestehender Ansätze der Gesichtserkennung, indem neben klassischen Daten auch künstliche Daten miteinbezogen werden.</text:p>
      <text:p text:style-name="P4">Normalerweise werden sogenannte 'Convolutional Neural Networks' (i.F. 'CNN'), künstliche neuronale Netze die durch ihre Architektur besonders zur Bildverarbeitung geeignet sind, genutzt um mithilfe von annotierten Daten<text:note text:id="ftn1" text:note-class="footnote"><text:note-citation>1</text:note-citation><text:note-body><text:p text:style-name="P5">In diesem Fall Bilder von Gesichtern, mit Informationen zu Personen-ID, Pose und Lichtverhältnissen</text:p></text:note-body></text:note> Modelle zu trainieren, die dazu fähig sind einen Merkmalsvektor aus gegebenem Bild zu erzeugen. Ein Merkmalsvektor ist eine Repräsentation des Bildes, reduziert auf die wichtigsten Eigenschaften und damit in seiner Dimension deutlich kleiner als das ursprüngliche Bild. So generierte Merkmalsvektoren ermöglichen einen Vergleich zwischen diesem und anderen, auf selbe Weise generierte, Merkmalsvektoren. In dieser Arbeit wird mithilfe des Cosinus-Distanzmaß der am nächsten gelegene, in einer Datenbank gespeicherte, Merkmalsvektor bestimmt und somit das gegebene Bild dieser dort hinterlegten Person zugeordnet.</text:p>
      <text:p text:style-name="P4">Fremde, nicht in der Datenbank hinterlegte Personen, können somit nicht zugeordnet werden. Dies wäre mithilfe eines Threshold-Wertes möglich, den man mit gängigen Optimierungs-Verfahren errechnen könnte. Dies ist aber nicht Teil dieser Arbeit. Vielmehr konzentriert sich diese Bachelor-Arbeit darauf einen Vergleich anzustellen zwischen einem, wie oben erwähnt klassisch trainierten CNN, und dem gleichen CNN, das allerdings zusätzlich zu den 'realen'<text:note text:id="ftn2" text:note-class="footnote"><text:note-citation>2</text:note-citation><text:note-body><text:p text:style-name="Footnote">Real im Sinne von nicht künstlich erzeugt; hier also Bilder von echten Menschen</text:p></text:note-body></text:note> Daten des ersten CNN (i.F. CNN-28) auch noch künstliche Daten zur Verfügung hat. Es wird davon ausgegangen, dass trotz erwarteter Abweichungen der künstlichen Gesichtern von echten Gesichtern, das zweite CNN (i.F. CNN-56) aufgrund der größeren Datenmenge eine genauere Klassifikation erlaubt.</text:p>
      <text:p text:style-name="P4">Die Arbeit ist also in zwei Teile gegliedert: Einmal die Gesichtserkennung selbst und zusätzlich die Gesichter-Generierung.</text:p>
      <text:p text:style-name="P4">Das Generieren von Gesichtern funktioniert dabei ähnlich wie die Merkmalsextraktion bei einem CNN, lediglich werden die verschiedenen Ebenen (engl. 'layer') der CNN-Architektur in entgegengesetzter Richtung angeordnet. Es wird also, gegeben ein Vektor mit Merkmalen die ein Gesicht, die Pose und Lichtverhältnisse beschreiben, ein Bild erzeugt. Ein solches CNN wird auch als 'Deconvolutional Neural Network' bezeichnet (i.F. DNN). Dabei muss dieses DNN prinzipiell genauso trainiert werden wie ein CNN. Als Input werden Vektoren verwendet die, relativ spärlich kodiert, Informationen zur ID der jeweiligen zu erzeugenden Person, der gewünschten Pose und den Lichtverhältnissen enthalten. Als Output entstehen 224x224 pixel große Bilder, die mit dem zu erwarteten Bild abgeglichen werden, um den entstandenen Fehler zu errechnen. Die hierfür verwendeten Bilder sind genau die, die auch zum Trainieren des CNN-28 verwendet wurden. Es wird also nichts anderes versucht, als genau diese Bilder zu reproduzieren. Nachdem dies gelingt, ist es möglich mithilfe dieses DNN weitere, dem DNN nicht bekannte Gesichter, zu erzeugen. Da das DNN auf die gelernten Muster aus dem Datensatz des CNN-28 zurückgreift, weisen die resultierenden Gesichter allerdings meist hohe Ähnlichkeiten mit diesen auf. Es werden hierdurch also nicht komplett neue Gesichter erzeugt, sondern vielmehr eine Interpolation zwischen bekannten Gesichtern ermöglicht. Nichtsdestotrotz lässt sich hiermit der ursprüngliche Datensatz in seiner Anzahl an Personen verdoppeln und damit, so die Erwartung, ein präziseres Modell trainieren.</text:p>
      <text:p text:style-name="P2"/>
      <text:p text:style-name="P2"/>
      <text:p text:style-name="P2"/>
      <text:p text:style-name="P2"/>
      <text:p text:style-name="P2"/>
      <text:p text:style-name="P3"><text:soft-page-break/>FDFR – Zusammenfassung</text:p>
      <text:p text:style-name="P2">(Face Detection, Face Recognition)</text:p>
      <text:p text:style-name="P2"/>
      <text:list xml:id="list7105793408096693250" text:style-name="L1">
        <text:list-item>
          <text:p text:style-name="P7">Einlesen des Bildes mit OpenCV in schwarz-weiß</text:p>
        </text:list-item>
        <text:list-item>
          <text:p text:style-name="P7">Adaptiver Histogrammausgleich mit CLAHE (Contrast Limited Adaptive Hist. Equ.)</text:p>
        </text:list-item>
        <text:list-item>
          <text:p text:style-name="P7">Gesichtslokalisierung mit Haarcascades (OpenCV) und extrahieren der Gesichtsregion</text:p>
        </text:list-item>
        <text:list-item>
          <text:p text:style-name="P7">Zuschneiden des Gesichts zu 224x224 pixel</text:p>
        </text:list-item>
        <text:list-item>
          <text:p text:style-name="P7">Erzeugen des Feature-Vektors mit CNN (VGG16)</text:p>
        </text:list-item>
        <text:list-item>
          <text:p text:style-name="P7">Abgleich des nähesten Vektors in der Datenbank durch K-Means mit Cosinus-Distanz</text:p>
        </text:list-item>
      </text:list>
      <text:p text:style-name="P2"/>
      <text:p text:style-name="P2"/>
      <text:p text:style-name="P2"/>
      <text:p text:style-name="P2"><text:span text:style-name="T1">AFG – Zusammenfassung</text:span> </text:p>
      <text:p text:style-name="P2">(Artificial/ Augmented Face Generator)</text:p>
      <text:p text:style-name="P2">Idee (Nach 'Learning to Generate Chairs, Tables and Cars with CNN'):</text:p>
      <text:p text:style-name="P2">Trainieren eines Deconvolutional Neural Net zur erzeugeung von 128x128x3 pixel RGB-Bildern, gegeben einem Vektor mit High-Level Deskriptoren des zu erzeugenden Objekts. </text:p>
      <text:p text:style-name="P2"/>
      <text:p text:style-name="P2"/>
      <text:p text:style-name="P3">Hintergrund der Arbeit:</text:p>
      <text:p text:style-name="P2">Durch mangelnde geeignete Daten zum Training eines NN zur Gesichtserkennung, sollen vorhandene Daten vielmehr dazu genutzt werden, um ein Deconv-Netz zu trainieren.</text:p>
      <text:p text:style-name="P2">Dieses, mit weniger Daten trainierte Netz, soll wiederum in der Lage sein eine (theoretisch) beliebige Anzahl an Gesichtern mit beliebigen Paramatern, wie Gesichtsdrehung oder – neigung, zu erzeugen mithilfe derer wiederum das eigentlich CNN zur Gesichtserkennung trainiert wird.</text:p>
      <text:p text:style-name="P2"/>
      <text:p text:style-name="P2">These:</text:p>
      <text:p text:style-name="P2">Das mit den künstlich erzeugten Gesichtern trainierte CNN erzielt eine bessere Genauigkeit bei der Erkennung realer Gesichter, als das CNN welches zwar mit realen, aber dafür weniger Gsichtern trainiert wurd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3T13:38:30.07</meta:creation-date>
    <dc:date>2018-01-25T15:56:05.71</dc:date>
    <meta:editing-duration>PT1H9M32S</meta:editing-duration>
    <meta:editing-cycles>4</meta:editing-cycles>
    <meta:generator>OpenOffice/4.1.4$Win32 OpenOffice.org_project/414m5$Build-9788</meta:generator>
    <meta:document-statistic meta:table-count="0" meta:image-count="0" meta:object-count="0" meta:page-count="2" meta:paragraph-count="26" meta:word-count="716" meta:character-count="5291"/>
  </office:meta>
</office:document-meta>
</file>